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99R_mcid0"/><text:span text:style-name="T1">B.E.</text:span> <text:span text:style-name="T1">Artificial Intelligence and Machine Learning</text:span><text:bookmark text:name="page99R_mcid1"/><text:line-break/><text:span text:style-name="T1">Choice Based Credit System (CBCS)</text:span><text:bookmark text:name="page99R_mcid2"/><text:line-break/><text:span text:style-name="T1">SEMESTER</text:span> <text:span text:style-name="T1">-</text:span> <text:span text:style-name="T1">III</text:span><text:bookmark text:name="page99R_mcid3"/><text:bookmark text:name="page99R_mcid4"/><text:line-break/><text:span text:style-name="T1">PROJECT MANAGEMENT WITH GIT (0:0:2) 1</text:span><text:bookmark text:name="page99R_mcid5"/><text:line-break/><text:span text:style-name="T1">(Effective from the academic year 2023-24)</text:span><text:bookmark text:name="page99R_mcid6"/><text:bookmark text:name="page99R_mcid7"/><text:line-break/><text:span text:style-name="T1">Course Code</text:span><text:bookmark text:name="page99R_mcid8"/> <text:span text:style-name="T1">BCS358C</text:span><text:bookmark text:name="page99R_mcid9"/> <text:span text:style-name="T1">CIE Marks</text:span><text:bookmark text:name="page99R_mcid10"/> <text:span text:style-name="T1">50</text:span><text:bookmark text:name="page99R_mcid11"/><text:bookmark text:name="page99R_mcid12"/><text:line-break/><text:span text:style-name="T1">Teaching Hours/Week (L:T:P)</text:span><text:bookmark text:name="page99R_mcid13"/> <text:span text:style-name="T1">0:0:2</text:span><text:bookmark text:name="page99R_mcid14"/> <text:span text:style-name="T1">SEE Marks</text:span><text:bookmark text:name="page99R_mcid15"/> <text:span text:style-name="T1">50</text:span><text:bookmark text:name="page99R_mcid16"/><text:bookmark text:name="page99R_mcid17"/><text:line-break/><text:span text:style-name="T1">Total Number of Contact Hours</text:span><text:bookmark text:name="page99R_mcid18"/> <text:span text:style-name="T1">26</text:span><text:bookmark text:name="page99R_mcid19"/> <text:span text:style-name="T1">Exam Hours</text:span><text:bookmark text:name="page99R_mcid20"/> <text:span text:style-name="T1">02</text:span><text:bookmark text:name="page99R_mcid21"/><text:bookmark text:name="page99R_mcid22"/><text:line-break/><text:span text:style-name="T1">Examination Nature</text:span><text:bookmark text:name="page99R_mcid23"/> <text:span text:style-name="T1">Practical</text:span><text:bookmark text:name="page99R_mcid24"/><text:bookmark text:name="page99R_mcid25"/><text:line-break/><text:span text:style-name="T1">Course Objectives:</text:span><text:bookmark text:name="page99R_mcid26"/><text:line-break/><text:span text:style-name="T1">This course will enable students to:</text:span><text:bookmark text:name="page99R_mcid29"/><text:line-break/><text:span text:style-name="T1">1.</text:span> <text:span text:style-name="T1">Familiar with the basic command of Git.</text:span><text:bookmark text:name="page99R_mcid33"/><text:line-break/><text:span text:style-name="T1">2.</text:span> <text:span text:style-name="T1">Create and manage branches.</text:span><text:bookmark text:name="page99R_mcid37"/><text:line-break/><text:span text:style-name="T1">3.</text:span> <text:span text:style-name="T1">Understand how to collaborate and work with Remote Repositories.</text:span><text:bookmark text:name="page99R_mcid41"/><text:line-break/><text:span text:style-name="T1">4.</text:span> <text:span text:style-name="T1">Familiar with version</text:span> <text:span text:style-name="T1">controlling commands.</text:span><text:bookmark text:name="page99R_mcid44"/><text:bookmark text:name="page99R_mcid45"/><text:line-break/><text:span text:style-name="T1">Sl.</text:span><text:line-break/><text:span text:style-name="T1">No</text:span><text:bookmark text:name="page99R_mcid46"/> <text:span text:style-name="T1">Experiments</text:span><text:bookmark text:name="page99R_mcid47"/><text:bookmark text:name="page99R_mcid48"/><text:line-break/><text:span text:style-name="T1">1</text:span><text:bookmark text:name="page99R_mcid49"/> <text:span text:style-name="T1">Setting Up and Basic Commands</text:span><text:bookmark text:name="page99R_mcid50"/><text:line-break/><text:span text:style-name="T1">Initialize a new Git repository in a directory. Create a new file and add it to the staging area and</text:span><text:line-break/><text:span text:style-name="T1">commit the changes with an appropriate commit message.</text:span><text:bookmark text:name="page99R_mcid51"/><text:bookmark text:name="page99R_mcid52"/><text:line-break/><text:span text:style-name="T1">2</text:span><text:bookmark text:name="page99R_mcid53"/> <text:span text:style-name="T1">Creating and Managing Branches</text:span><text:bookmark text:name="page99R_mcid54"/><text:line-break/><text:span text:style-name="T1">Create a new branch named "feature-branch." Switch to the "master" branch. Merge the "feature-</text:span><text:line-break/><text:span text:style-name="T1">branch" into "master."</text:span><text:bookmark text:name="page99R_mcid55"/><text:bookmark text:name="page99R_mcid56"/><text:line-break/><text:span text:style-name="T1">3</text:span><text:bookmark text:name="page99R_mcid57"/> <text:span text:style-name="T1">Creating and Managing Branches</text:span><text:bookmark text:name="page99R_mcid58"/><text:line-break/><text:span text:style-name="T1">Write the commands to stash your changes, switch branches, and then apply the</text:span> <text:span text:style-name="T1">stashed changes.</text:span><text:bookmark text:name="page99R_mcid59"/><text:bookmark text:name="page99R_mcid60"/><text:line-break/><text:span text:style-name="T1">4</text:span><text:bookmark text:name="page99R_mcid61"/> <text:span text:style-name="T1">Collaboration and Remote Repositories</text:span><text:bookmark text:name="page99R_mcid62"/><text:line-break/><text:span text:style-name="T1">Clone a remote Git repository to your local machine.</text:span><text:bookmark text:name="page99R_mcid63"/><text:bookmark text:name="page99R_mcid64"/><text:line-break/><text:span text:style-name="T1">5</text:span><text:bookmark text:name="page99R_mcid65"/> <text:span text:style-name="T1">Collaboration and Remote Repositories</text:span><text:bookmark text:name="page99R_mcid66"/><text:line-break/><text:span text:style-name="T1">Fetch the latest changes from a remote repository and rebase your local branch onto the updated</text:span><text:line-break/><text:span text:style-name="T1">remote branch.</text:span><text:bookmark text:name="page99R_mcid67"/><text:bookmark text:name="page99R_mcid68"/><text:line-break/><text:span text:style-name="T1">6</text:span><text:bookmark text:name="page99R_mcid69"/> <text:span text:style-name="T1">Collaboration and Remote Repositories</text:span><text:bookmark text:name="page99R_mcid70"/><text:line-break/><text:span text:style-name="T1">Write the command to merge "feature-branch" into "master" while providing a custom commit</text:span><text:line-break/><text:span text:style-name="T1">message for the merge.</text:span><text:bookmark text:name="page99R_mcid71"/><text:bookmark text:name="page99R_mcid72"/><text:line-break/><text:span text:style-name="T1">7</text:span><text:bookmark text:name="page99R_mcid73"/> <text:span text:style-name="T1">Git Tags and Releases</text:span><text:bookmark text:name="page99R_mcid74"/><text:line-break/><text:span text:style-name="T1">Write the command to create a lightweight Git tag named</text:span> <text:span text:style-name="T1">"v1.0" for a commit in your local repository.</text:span><text:bookmark text:name="page99R_mcid75"/><text:bookmark text:name="page99R_mcid76"/><text:line-break/><text:span text:style-name="T1">8</text:span><text:bookmark text:name="page99R_mcid77"/> <text:span text:style-name="T1">Advanced Git Operations</text:span><text:bookmark text:name="page99R_mcid78"/><text:line-break/><text:span text:style-name="T1">Write the command to cherry-pick a range of commits from "source-branch" to the current branch.</text:span><text:bookmark text:name="page99R_mcid79"/><text:bookmark text:name="page99R_mcid80"/><text:line-break/><text:span text:style-name="T1">9</text:span><text:bookmark text:name="page99R_mcid81"/> <text:span text:style-name="T1">Analysing and Changing Git History</text:span><text:bookmark text:name="page99R_mcid82"/><text:line-break/><text:span text:style-name="T1">Given a commit ID, how would you use Git to</text:span> <text:span text:style-name="T1">view the details of that specific commit, including the</text:span><text:line-break/><text:span text:style-name="T1">author, date, and commit message?</text:span><text:bookmark text:name="page99R_mcid83"/><text:bookmark text:name="page99R_mcid84"/><text:line-break/><text:span text:style-name="T1">10</text:span><text:bookmark text:name="page99R_mcid85"/> <text:span text:style-name="T1">Analysing and Changing Git History</text:span><text:bookmark text:name="page99R_mcid86"/><text:line-break/><text:span text:style-name="T1">Write the command to list all commits made by the author "JohnDoe" between "2023-01-01" and</text:span><text:line-break/><text:soft-page-break/><text:span text:style-name="T1">"2023-12-31."</text:span><text:bookmark text:name="page99R_mcid87"/><text:bookmark text:name="page99R_mcid88"/><text:line-break/><text:span text:style-name="T1">11</text:span><text:bookmark text:name="page99R_mcid89"/> <text:span text:style-name="T1">Analysing and Changing Git History</text:span><text:bookmark text:name="page99R_mcid90"/><text:line-break/><text:span text:style-name="T1">Write the command to display the last five commits in the repository's history.</text:span><text:bookmark text:name="page99R_mcid91"/><text:bookmark text:name="page99R_mcid92"/><text:line-break/><text:span text:style-name="T1">12</text:span><text:bookmark text:name="page99R_mcid93"/> <text:span text:style-name="T1">Analysing and Changing Git History</text:span><text:bookmark text:name="page99R_mcid94"/><text:line-break/><text:span text:style-name="T1">Write the command to undo the changes introduced by the commit with the ID "abc123".</text:span><text:bookmark text:name="page99R_mcid95"/></text:p>
      <text:p text:style-name="P1"><text:bookmark text:name="page100R_mcid0"/><text:span text:style-name="T1">Course</text:span> <text:span text:style-name="T1">outcomes:</text:span><text:bookmark text:name="page100R_mcid1"/><text:line-break/><text:span text:style-name="T1">The students will be able to:</text:span><text:bookmark text:name="page100R_mcid2"/><text:line-break/><text:span text:style-name="T1">CO1: Use the basics commands related to Git repository</text:span><text:bookmark text:name="page100R_mcid3"/><text:line-break/><text:span text:style-name="T1">CO2: Create and manage the branches</text:span><text:bookmark text:name="page100R_mcid4"/><text:line-break/><text:span text:style-name="T1">CO3: Apply commands related to Collaboration and Remote Repositories</text:span><text:bookmark text:name="page100R_mcid5"/><text:line-break/><text:span text:style-name="T1">CO4: Use the commands related to Git Tags, Releases and advanced Git operations</text:span><text:bookmark text:name="page100R_mcid6"/><text:line-break/><text:span text:style-name="T1">CO5: Analyze and change the Git history</text:span><text:bookmark text:name="page100R_mcid8"/><text:bookmark text:name="page100R_mcid7"/><text:line-break/><text:span text:style-name="T1">Textbooks</text:span><text:bookmark text:name="page100R_mcid10"/><text:bookmark text:name="page100R_mcid9"/><text:line-break/><text:span text:style-name="T1">1.</text:span><text:bookmark text:name="page100R_mcid11"/> <text:span text:style-name="T1">Version Control with Git, 3rd Edition, by Prem Kumar Ponuthorai, Jon Loeliger Released October</text:span><text:line-break/><text:span text:style-name="T1">2022, Publisher(s): O'Reilly Media, Inc.</text:span><text:bookmark text:name="page100R_mcid12"/><text:bookmark text:name="page100R_mcid13"/><text:line-break/><text:span text:style-name="T1">2.</text:span><text:bookmark text:name="page100R_mcid14"/> <text:span text:style-name="T1">Pro Git book, written by Scott Chacon and Ben Straub and published by Apress</text:span><text:bookmark text:name="page100R_mcid15"/><text:line-break/><text:span text:style-name="T1">https://git-</text:span> <text:span text:style-name="T1">scm.com/book/en/v2</text:span><text:bookmark text:name="page100R_mcid16"/><text:bookmark text:name="page100R_mcid17"/><text:line-break/><text:span text:style-name="T1">References</text:span><text:bookmark text:name="page100R_mcid18"/><text:bookmark text:name="page100R_mcid19"/><text:line-break/><text:span text:style-name="T1">1.</text:span><text:bookmark text:name="page100R_mcid20"/> <text:span text:style-name="T1">https://infyspringboard.onwingspan.com/web/en/app/toc/lex_auth_0130944433473699842782_shared/over</text:span><text:line-break/><text:span text:style-name="T1">view</text:span><text:bookmark text:name="page100R_mcid21"/><text:bookmark text:name="page100R_mcid22"/><text:line-break/><text:span text:style-name="T1">2.</text:span><text:bookmark text:name="page100R_mcid23"/> <text:span text:style-name="T1">https://infyspringboard.onwingspan.com/web/en/app/toc/lex_auth_01330134712177459211926_shared/ov</text:span><text:line-break/><text:span text:style-name="T1">erv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2T10:46:10.617756396</meta:creation-date>
    <meta:generator>LibreOffice/6.0.7.3$Linux_X86_64 LibreOffice_project/00m0$Build-3</meta:generator>
    <dc:date>2024-08-22T10:46:53.310984961</dc:date>
    <meta:editing-duration>PT44S</meta:editing-duration>
    <meta:editing-cycles>1</meta:editing-cycles>
    <meta:document-statistic meta:table-count="0" meta:image-count="0" meta:object-count="0" meta:page-count="2" meta:paragraph-count="2" meta:word-count="457" meta:character-count="3077" meta:non-whitespace-character-count="2622"/>
  </office:meta>
</office:document-meta>
</file>